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ill Sans MT" svg:font-family="'Gill Sans MT'"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Author">
      <style:text-properties officeooo:paragraph-rsid="001cd912"/>
    </style:style>
    <style:style style:name="P2" style:family="paragraph" style:parent-style-name="Author">
      <style:paragraph-properties fo:margin-top="0.776cm" fo:margin-bottom="0.529cm" style:contextual-spacing="true"/>
      <style:text-properties officeooo:paragraph-rsid="001cd912"/>
    </style:style>
    <style:style style:name="P3" style:family="paragraph" style:parent-style-name="Author">
      <style:text-properties officeooo:rsid="001cd912" officeooo:paragraph-rsid="001cd912"/>
    </style:style>
    <style:style style:name="P4" style:family="paragraph" style:parent-style-name="Heading_20_1">
      <style:text-properties officeooo:paragraph-rsid="001cd912"/>
    </style:style>
    <style:style style:name="P5" style:family="paragraph" style:parent-style-name="Heading_20_1">
      <style:text-properties officeooo:rsid="001cd912" officeooo:paragraph-rsid="001cd912"/>
    </style:style>
    <style:style style:name="P6" style:family="paragraph" style:parent-style-name="Heading_20_1">
      <style:text-properties officeooo:rsid="001dc64f" officeooo:paragraph-rsid="001dc64f"/>
    </style:style>
    <style:style style:name="P7" style:family="paragraph" style:parent-style-name="Standard">
      <style:text-properties officeooo:rsid="001cd912" officeooo:paragraph-rsid="001cd912"/>
    </style:style>
    <style:style style:name="P8" style:family="paragraph" style:parent-style-name="Standard">
      <style:text-properties officeooo:rsid="001dc64f" officeooo:paragraph-rsid="001dc64f"/>
    </style:style>
    <style:style style:name="P9" style:family="paragraph" style:parent-style-name="Standard">
      <style:text-properties officeooo:rsid="001dc64f" officeooo:paragraph-rsid="001dc64f" fo:background-color="transparent"/>
    </style:style>
    <style:style style:name="P10" style:family="paragraph" style:parent-style-name="Subtitle">
      <style:text-properties officeooo:paragraph-rsid="001cd912"/>
    </style:style>
    <style:style style:name="P11" style:family="paragraph" style:parent-style-name="Title">
      <style:text-properties officeooo:paragraph-rsid="001cd912"/>
    </style:style>
    <style:style style:name="T1" style:family="text">
      <style:text-properties fo:background-color="#ffffff" loext:char-shading-value="0"/>
    </style:style>
    <style:style style:name="T2" style:family="text">
      <style:text-properties officeooo:rsid="001cd912" fo:background-color="#ffffff" loext:char-shading-value="0"/>
    </style:style>
    <style:style style:name="T3" style:family="text">
      <style:text-properties officeooo:rsid="001dc64f" fo:background-color="#ffffff" loext:char-shading-value="0"/>
    </style:style>
    <style:style style:name="T4" style:family="text">
      <style:text-properties officeooo:rsid="001cd912"/>
    </style:style>
    <style:style style:name="T5" style:family="text">
      <style:text-properties officeooo:rsid="001dc64f"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A Grammar for Nimble</text:span></text:p>
      <text:p text:style-name="P10"><text:span text:style-name="T1">EEE</text:span><text:span text:style-name="T2">340</text:span><text:span text:style-name="T1"> Lab # </text:span><text:span text:style-name="T2">1</text:span></text:p>
      <text:p text:style-name="P2">OCdt <text:span text:style-name="T4">Aaron Brown</text:span></text:p>
      <text:p text:style-name="P3">OCdt Liethan Velasco</text:p>
      <text:p text:style-name="P1"><text:span text:style-name="T2">Submitted 25 January 2023</text:span></text:p>
      <text:h text:style-name="P4" text:outline-level="1"><text:span text:style-name="T1">Introduction</text:span></text:h>
      <text:p text:style-name="P7"><text:span text:style-name="T1">In this lab we built a lexer and parser for the Nimble programming language using ANTLR. The Nimble programming language is a basic language that is roughly based Apple’s swift language. Within the lab a grammar for ANTLR was created to match the specifications of the Nimble language. This has given us a deeper understanding of how parser and lexers work. The result of this lab can later be expanded on to make a full nimble compiler. The ultimate goal of this lab is to gain the skills to build a language grammar specification using ANTLR.</text:span></text:p>
      <text:h text:style-name="P5" text:outline-level="1"><text:span text:style-name="T1">Discussion</text:span></text:h>
      <text:p text:style-name="P7"><text:span text:style-name="T1">To create the language grammar specification we fallowed the Nimble syntax specifications document. Within the specifications document every element and it’s rules within the language is outlined in plane English. Our task through the lab was then to translate the plane English into a ANTLR specification.</text:span></text:p>
      <text:p text:style-name="P7"><text:span text:style-name="T1"/></text:p>
      <text:p text:style-name="P7"><text:span text:style-name="T1">We started by addressing the </text:span><text:span text:style-name="T3">l</text:span><text:span text:style-name="T1">exical elements. These where relatively simple to implement as grammar rules as all are searching for single elements other than strings. Creating the String lexical rule caused some difficulty as </text:span><text:span text:style-name="T3">there is a wide range of characters that can be included and the inclusion of backslash escape sequences. </text:span><text:span text:style-name="T5">EXPAND ON THIS MORE</text:span></text:p>
      <text:p text:style-name="P7"><text:span text:style-name="T5"/></text:p>
      <text:p text:style-name="P9">Once all lexical elements where cremated the parsing elements where examined. Similar to the parsing elements The specification was very well documented allowing for simple implement of each rule. The only parsing rules that caused issues was the function definition and call statements. Due to the varying ways of calling a function and the complexity of defining a function it was initially difficult to determine how to approach the problem. After examining the document it became clear that we needed to split the problem into smaller portions by creating fragments. By splitting the problem up and slowly combing the fragments to create the full solution it became much easier to solve. Once the smaller parsing rules where created they could be formulated into the larger statement and expression rules formulating the majority of the language. </text:p>
      <text:h text:style-name="P6" text:outline-level="1"><text:span text:style-name="T1">Conclusion</text:span></text:h>
      <text:p text:style-name="P8"><text:span text:style-name="T1">In conclusion, the creation of a grammar specification of the Nimble programming language using ANTLR was a very interesting task to adopt. The creation of the grammar has given us further proficiency using ANTLR for lexing and parsing as well as regular expressions. This lab has also uncovered some of the inner workings of how a high level language can be converted into machine language getting us one step closer to understanding compiler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ill Sans MT" svg:font-family="'Gill Sans MT'"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Standard" style:next-style-name="Standard" style:class="chapter">
      <style:paragraph-properties fo:margin-top="0cm" fo:margin-bottom="0.176cm" style:contextual-spacing="true" fo:line-height="100%" fo:text-align="center" style:justify-single-word="false"/>
      <style:text-properties style:font-name="Gill Sans MT" fo:font-family="'Gill Sans MT'" style:font-family-generic="roman" fo:font-size="26pt" style:font-size-asian="26pt" style:font-size-complex="26pt"/>
    </style:style>
    <style:style style:name="Subtitle" style:family="paragraph" style:parent-style-name="Title" style:next-style-name="Standard" style:class="chapter">
      <style:text-properties fo:font-size="14pt" fo:letter-spacing="0.018cm" style:font-size-asian="14pt" style:font-size-complex="14pt" style:font-style-complex="italic"/>
    </style:style>
    <style:style style:name="Author" style:family="paragraph" style:parent-style-name="Subtitle">
      <style:paragraph-properties fo:margin-top="0.353cm" fo:margin-bottom="0.529cm" style:contextual-spacing="tru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true" fo:keep-with-next="always"/>
      <style:text-properties style:font-name="Gill Sans MT" fo:font-family="'Gill Sans MT'" style:font-family-generic="roman" fo:font-size="18pt" fo:letter-spacing="0.009cm"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19:13:07.534000000</meta:creation-date>
    <dc:date>2023-01-25T20:25:54.241000000</dc:date>
    <meta:editing-duration>PT1H12M47S</meta:editing-duration>
    <meta:editing-cycles>2</meta:editing-cycles>
    <meta:generator>LibreOffice/7.4.1.2$Windows_x86 LibreOffice_project/3c58a8f3a960df8bc8fd77b461821e42c061c5f0</meta:generator>
    <meta:document-statistic meta:table-count="0" meta:image-count="0" meta:object-count="0" meta:page-count="1" meta:paragraph-count="13" meta:word-count="428" meta:character-count="2626" meta:non-whitespace-character-count="2209"/>
  </office:meta>
</office:document-meta>
</file>